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2">
      <style:paragraph-properties fo:margin-left="0.4925in" fo:margin-right="0in" fo:text-indent="0in" style:auto-text-indent="false"/>
    </style:style>
    <style:style style:name="P6" style:family="paragraph" style:parent-style-name="Standard" style:list-style-name="L6">
      <style:paragraph-properties fo:margin-left="0.4925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Release:</text:p>
      <text:p text:style-name="Standard"/>
      <text:list xml:id="list29320392" text:style-name="L1">
        <text:list-item>
          <text:p text:style-name="P1">delete the following folders in the tmp directory:</text:p>
        </text:list-item>
      </text:list>
      <text:list xml:id="list29319828" text:style-name="L2">
        <text:list-item>
          <text:p text:style-name="P5">install</text:p>
        </text:list-item>
        <text:list-item>
          <text:p text:style-name="P5">install_mac</text:p>
        </text:list-item>
        <text:list-item>
          <text:p text:style-name="P5">install_eclipse</text:p>
        </text:list-item>
      </text:list>
      <text:list xml:id="list31290318" text:continue-list="list29320392" text:style-name="L1">
        <text:list-item>
          <text:p text:style-name="P1">update /src/java/org/web3d/browser/Xj3DConstants.java with new date</text:p>
        </text:list-item>
        <text:list-item>
          <text:p text:style-name="P1">update /bin/createInstaller* with new date</text:p>
        </text:list-item>
        <text:list-item>
          <text:p text:style-name="P1">run bin/touchVersionFiles.sh to update classes</text:p>
        </text:list-item>
        <text:list-item>
          <text:p text:style-name="P1">run make clean</text:p>
        </text:list-item>
        <text:list-item>
          <text:p text:style-name="P1">run make config</text:p>
        </text:list-item>
        <text:list-item>
          <text:p text:style-name="P1">run make xml</text:p>
        </text:list-item>
        <text:list-item>
          <text:p text:style-name="P1">run make images</text:p>
        </text:list-item>
        <text:list-item>
          <text:p text:style-name="P1">run make parsers</text:p>
        </text:list-item>
        <text:list-item>
          <text:p text:style-name="P1">run make class</text:p>
        </text:list-item>
        <text:list-item>
          <text:p text:style-name="P1">run make jar</text:p>
        </text:list-item>
        <text:list-item>
          <text:p text:style-name="P1">run bin/createInstaller – installers are created in C:\tmp\installers</text:p>
        </text:list-item>
      </text:list>
      <text:p text:style-name="Standard"/>
      <text:p text:style-name="Standard">Note: if the createInstaller has permissions issues on Vista, then run cygwin as Administrator.</text:p>
      <text:p text:style-name="Standard"/>
      <text:p text:style-name="Standard">Test Release:</text:p>
      <text:list xml:id="list31293250" text:continue-list="list31290318" text:style-name="L1">
        <text:list-item text:start-value="1">
          <text:p text:style-name="P1">test install using /parsetest</text:p>
        </text:list-item>
        <text:list-item>
          <text:p text:style-name="P1">test install using /examples</text:p>
        </text:list-item>
        <text:list-item>
          <text:p text:style-name="P1">test install using C:\yumetech\content</text:p>
        </text:list-item>
      </text:list>
      <text:p text:style-name="Standard"/>
      <text:p text:style-name="Standard">Create Release Notes:</text:p>
      <text:p text:style-name="Standard"/>
      <text:list xml:id="list29317397" text:style-name="L3">
        <text:list-item>
          <text:p text:style-name="P2">Create README-#date#.txt file for notes.</text:p>
        </text:list-item>
        <text:list-item>
          <text:p text:style-name="P2">check Xj3D Bugzilla for recent bug fixes</text:p>
        </text:list-item>
        <text:list-item>
          <text:p text:style-name="P2">document any major CVS changes that are not bugzilla related</text:p>
        </text:list-item>
      </text:list>
      <text:p text:style-name="Standard"/>
      <text:p text:style-name="Standard">Create Javadoc:</text:p>
      <text:p text:style-name="Standard"/>
      <text:list xml:id="list29329070" text:style-name="L4">
        <text:list-item>
          <text:p text:style-name="P3">run make javadoc</text:p>
        </text:list-item>
        <text:list-item>
          <text:p text:style-name="P3">compress to javadoc-#date#.zip</text:p>
        </text:list-item>
      </text:list>
      <text:p text:style-name="Standard"/>
      <text:p text:style-name="Standard">Deploy release:</text:p>
      <text:p text:style-name="Standard"/>
      <text:list xml:id="list29321387" text:style-name="L5">
        <text:list-item>
          <text:p text:style-name="P4">upload installers</text:p>
        </text:list-item>
        <text:list-item>
          <text:p text:style-name="P4">upload javadoc.zip</text:p>
        </text:list-item>
        <text:list-item>
          <text:p text:style-name="P4">upload release notes</text:p>
        </text:list-item>
        <text:list-item>
          <text:p text:style-name="P4">update website/snapshots.html to have new release.</text:p>
        </text:list-item>
        <text:list-item>
          <text:p text:style-name="P4">Post announcements to mailing lists:</text:p>
        </text:list-item>
      </text:list>
      <text:list xml:id="list29321367" text:style-name="L6">
        <text:list-item>
          <text:p text:style-name="P6">source (<text:a xlink:type="simple" xlink:href="mailto:source@web3d.org">source@web3d.org</text:a>)</text:p>
        </text:list-item>
        <text:list-item>
          <text:p text:style-name="P6">web3d xj3d forum (<text:a xlink:type="simple" xlink:href="http://www.web3d.org/message_boards/viewforum.php?f=7">http://www.web3d.org/message_boards/viewforum.php?f=7</text:a>)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Russell Dodds</meta:initial-creator>
    <meta:creation-date>2008-06-30T13:12:03</meta:creation-date>
    <dc:creator>Russell Dodds</dc:creator>
    <dc:date>2010-07-01T11:16:40.31</dc:date>
    <meta:editing-cycles>24</meta:editing-cycles>
    <meta:editing-duration>PT56H37M31S</meta:editing-duration>
    <meta:document-statistic meta:table-count="0" meta:image-count="0" meta:object-count="0" meta:page-count="1" meta:paragraph-count="36" meta:word-count="174" meta:character-count="1155"/>
    <meta:user-defined meta:name="Info 1"/>
    <meta:user-defined meta:name="Info 2"/>
    <meta:user-defined meta:name="Info 3"/>
    <meta:user-defined meta:name="Info 4"/>
  </office:meta>
</office:document-meta>
</file>